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850000008D10EC6D4679C65316.jpg" manifest:media-type="image/jpeg"/>
  <manifest:file-entry manifest:full-path="Pictures/10000200000001DC000000A6EC8D300C9CB9B74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Poppins" svg:font-family="Poppins, sans-serif"/>
    <style:font-face style:name="sans-serif" svg:font-family="sans-serif"/>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margin-top="0.423cm" fo:margin-bottom="0cm" loext:contextual-spacing="false" fo:text-align="center" style:justify-single-word="false"/>
      <style:text-properties fo:font-size="12pt" fo:language="en" fo:country="US" fo:font-weight="bold" style:font-size-asian="12pt" style:font-weight-asian="bold" style:font-name-complex="Calibri1" style:font-size-complex="12pt" style:font-weight-complex="bold"/>
    </style:style>
    <style:style style:name="P2" style:family="paragraph" style:parent-style-name="Header">
      <style:text-properties fo:font-size="12pt" style:font-size-asian="12pt" style:font-size-complex="12pt"/>
    </style:style>
    <style:style style:name="P3"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P4"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P5" style:family="paragraph" style:parent-style-name="Standard">
      <style:paragraph-properties fo:margin-top="0cm" fo:margin-bottom="0cm" loext:contextual-spacing="false" fo:line-height="100%" fo:text-align="center" style:justify-single-word="false" fo:orphans="0" fo:widows="0" fo:padding="0cm" fo:border="none"/>
      <style:text-properties fo:color="#000000" style:font-name="Aptos Display" fo:font-size="7pt" style:font-name-asian="Cambria1" style:font-size-asian="7pt" style:font-name-complex="Cambria1" style:font-size-complex="7pt"/>
    </style:style>
    <style:style style:name="P6" style:family="paragraph" style:parent-style-name="Standard">
      <style:paragraph-properties fo:margin-top="0cm" fo:margin-bottom="0cm" loext:contextual-spacing="false" fo:line-height="100%" fo:text-align="center" style:justify-single-word="false" fo:orphans="0" fo:widows="0" fo:padding="0cm" fo:border="none"/>
      <style:text-properties fo:color="#000000" style:font-name="Aptos Display" fo:font-size="8pt" style:font-name-asian="Cambria1" style:font-size-asian="8pt" style:font-name-complex="Cambria1" style:font-size-complex="8pt"/>
    </style:style>
    <style:style style:name="P7" style:family="paragraph" style:parent-style-name="Standard">
      <style:paragraph-properties fo:margin-top="0cm" fo:margin-bottom="0cm" loext:contextual-spacing="false" fo:line-height="100%" fo:text-align="center" style:justify-single-word="false" fo:orphans="0" fo:widows="0" fo:padding="0cm" fo:border="none"/>
      <style:text-properties fo:font-variant="small-caps" fo:color="#000000" style:font-name="Aptos Display" fo:font-size="18pt" fo:font-weight="bold" style:font-name-asian="Cambria1" style:font-size-asian="18pt" style:font-weight-asian="bold" style:font-name-complex="Cambria1" style:font-size-complex="18pt"/>
    </style:style>
    <style:style style:name="P8" style:family="paragraph" style:parent-style-name="Standard">
      <style:paragraph-properties fo:margin-top="0cm" fo:margin-bottom="0cm" loext:contextual-spacing="false" fo:line-height="100%" fo:text-align="center" style:justify-single-word="false" fo:orphans="0" fo:widows="0" fo:padding="0cm" fo:border="none"/>
    </style:style>
    <style:style style:name="P9" style:family="paragraph" style:parent-style-name="Standard">
      <style:paragraph-properties fo:margin-top="0cm" fo:margin-bottom="0cm" loext:contextual-spacing="false" fo:line-height="100%" fo:orphans="0" fo:widows="0" fo:padding="0cm" fo:border="none"/>
    </style:style>
    <style:style style:name="P10" style:family="paragraph" style:parent-style-name="Standard">
      <style:paragraph-properties fo:margin-top="0cm" fo:margin-bottom="0cm" loext:contextual-spacing="false" fo:line-height="100%" fo:text-align="center" style:justify-single-word="false" fo:orphans="0" fo:widows="0" fo:padding="0cm" fo:border="none"/>
      <style:text-properties style:font-name="Aptos Display" fo:font-size="15pt" style:font-name-asian="Cambria1" style:font-size-asian="15pt" style:font-name-complex="Cambria1" style:font-size-complex="15pt"/>
    </style:style>
    <style:style style:name="P11" style:family="paragraph" style:parent-style-name="Standard">
      <style:paragraph-properties fo:margin-top="0cm" fo:margin-bottom="0cm" loext:contextual-spacing="false" fo:line-height="100%">
        <style:tab-stops>
          <style:tab-stop style:position="5.463cm"/>
        </style:tab-stops>
      </style:paragraph-properties>
    </style:style>
    <style:style style:name="P12" style:family="paragraph" style:parent-style-name="Standard">
      <style:paragraph-properties fo:margin-top="0cm" fo:margin-bottom="0cm" loext:contextual-spacing="false" fo:line-height="100%">
        <style:tab-stops>
          <style:tab-stop style:position="5.463cm"/>
        </style:tab-stops>
      </style:paragraph-properties>
      <style:text-properties officeooo:paragraph-rsid="0017ad29"/>
    </style:style>
    <style:style style:name="P13"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P14" style:family="paragraph" style:parent-style-name="Text_20_body">
      <style:text-properties fo:font-size="12pt" style:font-size-asian="12pt" style:font-size-complex="12pt"/>
    </style:style>
    <style:style style:name="P15" style:family="paragraph" style:parent-style-name="Text_20_body">
      <style:text-properties fo:font-size="12pt" officeooo:paragraph-rsid="00239c3d" style:font-size-asian="12pt" style:font-size-complex="12pt"/>
    </style:style>
    <style:style style:name="P16" style:family="paragraph" style:parent-style-name="Horizontal_20_Line">
      <style:text-properties fo:font-size="12pt" style:font-size-asian="12pt" style:font-size-complex="12pt"/>
    </style:style>
    <style:style style:name="P17" style:family="paragraph" style:parent-style-name="Heading_20_2">
      <style:text-properties fo:font-size="16pt" style:font-size-asian="16pt" style:font-size-complex="16pt"/>
    </style:style>
    <style:style style:name="P18" style:family="paragraph" style:parent-style-name="Heading_20_1" style:master-page-name="Standard">
      <style:paragraph-properties style:page-number="auto">
        <style:tab-stops>
          <style:tab-stop style:position="5.463cm"/>
        </style:tab-stops>
      </style:paragraph-properties>
      <style:text-properties fo:language="en" fo:country="US"/>
    </style:style>
    <style:style style:name="P19" style:family="paragraph" style:parent-style-name="Text_20_body">
      <style:text-properties fo:font-size="12pt" style:font-size-asian="12pt" style:font-size-complex="12pt"/>
    </style:style>
    <style:style style:name="P20" style:family="paragraph" style:parent-style-name="Text_20_body" style:list-style-name="L1">
      <style:text-properties fo:font-size="12pt" style:font-size-asian="12pt" style:font-size-complex="12pt"/>
    </style:style>
    <style:style style:name="P21" style:family="paragraph" style:parent-style-name="Text_20_body" style:list-style-name="L4">
      <style:text-properties fo:font-size="12pt" style:font-size-asian="12pt" style:font-size-complex="12pt"/>
    </style:style>
    <style:style style:name="P22" style:family="paragraph" style:parent-style-name="Text_20_body" style:list-style-name="L6">
      <style:text-properties fo:font-size="12pt" style:font-size-asian="12pt" style:font-size-complex="12pt"/>
    </style:style>
    <style:style style:name="P23" style:family="paragraph" style:parent-style-name="Text_20_body" style:list-style-name="L8">
      <style:text-properties fo:font-size="12pt" style:font-size-asian="12pt" style:font-size-complex="12pt"/>
    </style:style>
    <style:style style:name="P24" style:family="paragraph" style:parent-style-name="Text_20_body" style:list-style-name="L9">
      <style:text-properties fo:font-size="12pt" style:font-size-asian="12pt" style:font-size-complex="12pt"/>
    </style:style>
    <style:style style:name="P25" style:family="paragraph" style:parent-style-name="Text_20_body" style:list-style-name="L10">
      <style:text-properties fo:font-size="12pt" style:font-size-asian="12pt" style:font-size-complex="12pt"/>
    </style:style>
    <style:style style:name="P26" style:family="paragraph" style:parent-style-name="Text_20_body" style:list-style-name="L11">
      <style:text-properties fo:font-size="12pt" style:font-size-asian="12pt" style:font-size-complex="12pt"/>
    </style:style>
    <style:style style:name="P27" style:family="paragraph" style:parent-style-name="Text_20_body" style:list-style-name="L13">
      <style:text-properties fo:font-size="12pt" style:font-size-asian="12pt" style:font-size-complex="12pt"/>
    </style:style>
    <style:style style:name="P28" style:family="paragraph" style:parent-style-name="Text_20_body" style:list-style-name="L14">
      <style:text-properties fo:font-size="12pt" style:font-size-asian="12pt" style:font-size-complex="12pt"/>
    </style:style>
    <style:style style:name="P29" style:family="paragraph" style:parent-style-name="Text_20_body" style:list-style-name="L15">
      <style:text-properties fo:font-size="12pt" style:font-size-asian="12pt" style:font-size-complex="12pt"/>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5"/>
    <style:style style:name="P33" style:family="paragraph" style:parent-style-name="Text_20_body" style:list-style-name="L7"/>
    <style:style style:name="P34" style:family="paragraph" style:parent-style-name="Text_20_body" style:list-style-name="L12"/>
    <style:style style:name="T1" style:family="text">
      <style:text-properties fo:font-size="10pt" fo:language="en" fo:country="US" style:font-size-asian="10pt" style:font-size-complex="10pt"/>
    </style:style>
    <style:style style:name="T2" style:family="text">
      <style:text-properties fo:font-size="10pt" fo:language="en" fo:country="US" fo:font-weight="bold" style:font-size-asian="10pt" style:font-weight-asian="bold" style:font-size-complex="10pt" style:font-weight-complex="bold"/>
    </style:style>
    <style:style style:name="T3" style:family="text">
      <style:text-properties fo:font-size="10pt" fo:language="en" fo:country="US" fo:font-weight="bold" officeooo:rsid="0017ad29" style:font-size-asian="10pt" style:font-weight-asian="bold" style:font-size-complex="10pt" style:font-weight-complex="bold"/>
    </style:style>
    <style:style style:name="T4" style:family="text">
      <style:text-properties fo:font-size="10pt" fo:language="en" fo:country="US" fo:font-weight="bold" officeooo:rsid="001ffbf2" style:font-size-asian="10pt" style:font-weight-asian="bold" style:font-size-complex="10pt" style:font-weight-complex="bold"/>
    </style:style>
    <style:style style:name="T5" style:family="text">
      <style:text-properties fo:font-size="10pt" fo:language="en" fo:country="US" fo:font-weight="bold" officeooo:rsid="001b3cc9" style:font-size-asian="10pt" style:font-weight-asian="bold" style:font-size-complex="10pt" style:font-weight-complex="bold"/>
    </style:style>
    <style:style style:name="T6" style:family="text">
      <style:text-properties fo:font-size="10pt" fo:language="en" fo:country="US" fo:font-weight="bold" officeooo:rsid="001cd001" style:font-size-asian="10pt" style:font-weight-asian="bold" style:font-size-complex="10pt" style:font-weight-complex="bold"/>
    </style:style>
    <style:style style:name="T7" style:family="text">
      <style:text-properties fo:font-size="10pt" fo:language="en" fo:country="US" fo:font-weight="bold" officeooo:rsid="00260bdf" style:font-size-asian="10pt" style:font-weight-asian="bold" style:font-size-complex="10pt" style:font-weight-complex="bold"/>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T10" style:family="text">
      <style:text-properties fo:font-size="9pt" fo:language="en" fo:country="US" style:font-size-asian="9pt" style:font-size-complex="9pt"/>
    </style:style>
    <style:style style:name="T11" style:family="text">
      <style:text-properties fo:font-size="8pt" fo:language="en" fo:country="US" style:font-size-asian="8pt" style:font-size-complex="8pt"/>
    </style:style>
    <style:style style:name="T12" style:family="text">
      <style:text-properties fo:color="#000000" style:font-name="Aptos Display" fo:font-size="7pt" style:font-name-asian="Cambria1" style:font-size-asian="7pt" style:font-name-complex="Cambria1" style:font-size-complex="7pt"/>
    </style:style>
    <style:style style:name="T13" style:family="text">
      <style:text-properties style:font-name="Aptos Display" fo:font-size="7pt" style:font-name-asian="Cambria1" style:font-size-asian="7pt" style:font-name-complex="Cambria1" style:font-size-complex="7pt"/>
    </style:style>
    <style:style style:name="T14" style:family="text">
      <style:text-properties fo:font-size="12pt" style:font-size-asian="12pt" style:font-size-complex="12pt"/>
    </style:style>
    <style:style style:name="T15" style:family="text">
      <style:text-properties fo:font-variant="normal" fo:text-transform="none" fo:color="#202122" style:font-name="sans-serif" fo:letter-spacing="normal" fo:font-style="normal" fo:font-weight="normal"/>
    </style:style>
    <style:style style:name="T16" style:family="text">
      <style:text-properties fo:font-variant="normal" fo:text-transform="none" fo:color="#202122" style:font-name="sans-serif" fo:letter-spacing="normal" fo:font-style="normal" fo:font-weight="normal" officeooo:rsid="002580be"/>
    </style:style>
    <style:style style:name="T17" style:family="text">
      <style:text-properties fo:font-variant="normal" fo:text-transform="none" fo:color="#202122" fo:letter-spacing="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Version Control and Build Management for a Learning Management System (LMS)</text:h>
      <text:h text:style-name="Heading_20_2" text:outline-level="2">1. Introduction</text:h>
      <text:p text:style-name="P14">A Learning Management System (LMS) is a software platform designed to support online teaching, learning, assessment, and academic administration. Because an LMS is continuously enhanced with new features, security updates, and integrations, managing changes in the software efficiently is critical. Version control and build management play a major role in ensuring that LMS development remains organized, reliable, and scalable.</text:p>
      <text:p text:style-name="P14">This report explains version control and build management concepts specifically in the context of an LMS, highlighting their importance, tools, workflows, and best practices.</text:p>
      <text:p text:style-name="Horizontal_20_Line"/>
      <text:h text:style-name="Heading_20_2" text:outline-level="2">2. Version Control in LMS Development</text:h>
      <text:h text:style-name="Heading_20_3" text:outline-level="3">2.1 Concept of Version Control</text:h>
      <text:p text:style-name="P14">Version control is a systematic approach to recording and managing changes made to software source code over time. It allows developers to track modifications, compare previous versions, and restore stable code when necessary.</text:p>
      <text:h text:style-name="Heading_20_3" text:outline-level="3">2.2 Need for Version Control in an LMS</text:h>
      <text:p text:style-name="P14">An LMS usually involves frequent updates such as new learning modules, grading logic, user interface improvements, and policy-driven changes. Version control is essential because it:</text:p>
      <text:list xml:id="list2877425038" text:style-name="L1">
        <text:list-item>
          <text:p text:style-name="P20">Supports teamwork among multiple developers</text:p>
        </text:list-item>
        <text:list-item>
          <text:p text:style-name="P20">Maintains a complete history of changes</text:p>
        </text:list-item>
        <text:list-item>
          <text:p text:style-name="P20"><text:soft-page-break/>Enables quick recovery from errors or failed updates</text:p>
        </text:list-item>
        <text:list-item>
          <text:p text:style-name="P20">Ensures accountability and traceability</text:p>
        </text:list-item>
      </text:list>
      <text:h text:style-name="Heading_20_3" text:outline-level="3">2.3 Tools Used for Version Control</text:h>
      <text:p text:style-name="Text_20_body"><text:span text:style-name="T14">Most LMS projects use distributed version control systems, with </text:span><text:span text:style-name="Strong_20_Emphasis"><text:span text:style-name="T14">Git</text:span></text:span><text:span text:style-name="T14"> being the most popular. Git repositories are commonly hosted on platforms such as GitHub, GitLab, or Bitbucket.</text:span></text:p>
      <text:p text:style-name="P14">Important elements include:</text:p>
      <text:list xml:id="list2090967930" text:style-name="L2">
        <text:list-item>
          <text:p text:style-name="P30"><text:span text:style-name="Strong_20_Emphasis"><text:span text:style-name="T14">Repository</text:span></text:span><text:span text:style-name="T14">: Central location for LMS source files</text:span></text:p>
        </text:list-item>
        <text:list-item>
          <text:p text:style-name="P30"><text:span text:style-name="Strong_20_Emphasis"><text:span text:style-name="T14">Commit</text:span></text:span><text:span text:style-name="T14">: A recorded change with a timestamp and author</text:span></text:p>
        </text:list-item>
        <text:list-item>
          <text:p text:style-name="P30"><text:span text:style-name="Strong_20_Emphasis"><text:span text:style-name="T14">Branch</text:span></text:span><text:span text:style-name="T14">: A separate line of development</text:span></text:p>
        </text:list-item>
        <text:list-item>
          <text:p text:style-name="P30"><text:span text:style-name="Strong_20_Emphasis"><text:span text:style-name="T14">Tag</text:span></text:span><text:span text:style-name="T14">: A labeled snapshot of a stable LMS release</text:span></text:p>
        </text:list-item>
      </text:list>
      <text:h text:style-name="Heading_20_3" text:outline-level="3">2.4 Branching Models for LMS Projects</text:h>
      <text:p text:style-name="P14">To manage parallel development effectively, LMS teams commonly adopt structured branching models:</text:p>
      <text:list xml:id="list3707640125" text:style-name="L3">
        <text:list-item>
          <text:p text:style-name="P31"><text:span text:style-name="Strong_20_Emphasis"><text:span text:style-name="T14">Main Branch</text:span></text:span><text:span text:style-name="T14">: Holds stable, production-ready code</text:span></text:p>
        </text:list-item>
        <text:list-item>
          <text:p text:style-name="P31"><text:span text:style-name="Strong_20_Emphasis"><text:span text:style-name="T14">Development Branch</text:span></text:span><text:span text:style-name="T14">: Contains features planned for the next release</text:span></text:p>
        </text:list-item>
        <text:list-item>
          <text:p text:style-name="P31"><text:span text:style-name="Strong_20_Emphasis"><text:span text:style-name="T14">Feature Branches</text:span></text:span><text:span text:style-name="T14">: Used to develop individual LMS functionalities</text:span></text:p>
        </text:list-item>
        <text:list-item>
          <text:p text:style-name="P31"><text:span text:style-name="Strong_20_Emphasis"><text:span text:style-name="T14">Hotfix Branches</text:span></text:span><text:span text:style-name="T14">: Created to address urgent production issues</text:span></text:p>
        </text:list-item>
      </text:list>
      <text:p text:style-name="P14">This approach reduces conflicts and improves release quality.</text:p>
      <text:h text:style-name="Heading_20_3" text:outline-level="3">2.5 Advantages of Version Control</text:h>
      <text:list xml:id="list405397858" text:style-name="L4">
        <text:list-item>
          <text:p text:style-name="P21">Enables collaboration without overwriting work</text:p>
        </text:list-item>
        <text:list-item>
          <text:p text:style-name="P21">Improves software quality through reviews</text:p>
        </text:list-item>
        <text:list-item>
          <text:p text:style-name="P21">Simplifies rollback to earlier LMS versions</text:p>
        </text:list-item>
        <text:list-item>
          <text:p text:style-name="P21">Provides a clear audit trail for changes</text:p>
        </text:list-item>
      </text:list>
      <text:p text:style-name="Horizontal_20_Line"><text:soft-page-break/></text:p>
      <text:h text:style-name="Heading_20_2" text:outline-level="2">3. Build Management for LMS</text:h>
      <text:h text:style-name="Heading_20_3" text:outline-level="3">3.1 Understanding Build Management</text:h>
      <text:p text:style-name="P14">Build management refers to the activities involved in converting source code into a functional, deployable application. This includes compiling code, managing dependencies, running tests, and packaging the LMS for deployment.</text:p>
      <text:h text:style-name="Heading_20_3" text:outline-level="3">3.2 Importance of Build Management in an LMS</text:h>
      <text:p text:style-name="P14">An LMS typically includes backend services, frontend interfaces, databases, and third-party integrations. Build management ensures that all these components work together consistently across different environments.</text:p>
      <text:h text:style-name="Heading_20_3" text:outline-level="3">3.3 Common Build Tools</text:h>
      <text:p text:style-name="P14">The choice of build tools depends on the LMS technology stack:</text:p>
      <text:list xml:id="list3547929360" text:style-name="L5">
        <text:list-item>
          <text:p text:style-name="P32"><text:span text:style-name="Strong_20_Emphasis"><text:span text:style-name="T14">Maven or Gradle</text:span></text:span><text:span text:style-name="T14"> for Java-based LMS systems</text:span></text:p>
        </text:list-item>
        <text:list-item>
          <text:p text:style-name="P32"><text:span text:style-name="Strong_20_Emphasis"><text:span text:style-name="T14">npm or Yarn</text:span></text:span><text:span text:style-name="T14"> for JavaScript-based frontends</text:span></text:p>
        </text:list-item>
        <text:list-item>
          <text:p text:style-name="P32"><text:span text:style-name="Strong_20_Emphasis"><text:span text:style-name="T14">Docker</text:span></text:span><text:span text:style-name="T14"> for containerized LMS deployments</text:span></text:p>
        </text:list-item>
        <text:list-item>
          <text:p text:style-name="P32"><text:span text:style-name="Strong_20_Emphasis"><text:span text:style-name="T14">Custom scripts</text:span></text:span><text:span text:style-name="T14"> for specialized workflows</text:span></text:p>
        </text:list-item>
      </text:list>
      <text:h text:style-name="Heading_20_3" text:outline-level="3">3.4 Automated Build Process</text:h>
      <text:p text:style-name="P14">Modern LMS projects rely on automated pipelines using Continuous Integration and Continuous Deployment (CI/CD).</text:p>
      <text:p text:style-name="P14">Typical build steps include:</text:p>
      <text:list xml:id="list2023904302" text:style-name="L6">
        <text:list-item>
          <text:p text:style-name="P22">Retrieving the latest code from the repository</text:p>
        </text:list-item>
        <text:list-item>
          <text:p text:style-name="P22">Installing required libraries and dependencies</text:p>
        </text:list-item>
        <text:list-item>
          <text:p text:style-name="P22">Compiling and bundling source code</text:p>
        </text:list-item>
        <text:list-item>
          <text:p text:style-name="P22">Executing automated tests</text:p>
        </text:list-item>
        <text:list-item>
          <text:p text:style-name="P22"><text:soft-page-break/>Creating deployable artifacts such as containers or packages</text:p>
        </text:list-item>
        <text:list-item>
          <text:p text:style-name="P22">Releasing the build to testing or production environments</text:p>
        </text:list-item>
      </text:list>
      <text:h text:style-name="Heading_20_3" text:outline-level="3">3.5 Build Environments</text:h>
      <text:p text:style-name="P14">LMS applications are usually built and tested in multiple environments:</text:p>
      <text:list xml:id="list3255102838" text:style-name="L7">
        <text:list-item>
          <text:p text:style-name="P33"><text:span text:style-name="Strong_20_Emphasis"><text:span text:style-name="T14">Development Environment</text:span></text:span><text:span text:style-name="T14">: Used by developers for local testing</text:span></text:p>
        </text:list-item>
        <text:list-item>
          <text:p text:style-name="P33"><text:span text:style-name="Strong_20_Emphasis"><text:span text:style-name="T14">Testing or Staging Environment</text:span></text:span><text:span text:style-name="T14">: Used for quality assurance</text:span></text:p>
        </text:list-item>
        <text:list-item>
          <text:p text:style-name="P33"><text:span text:style-name="Strong_20_Emphasis"><text:span text:style-name="T14">Production Environment</text:span></text:span><text:span text:style-name="T14">: Used by real users</text:span></text:p>
        </text:list-item>
      </text:list>
      <text:p text:style-name="P14">Maintaining consistency across environments reduces deployment failures.</text:p>
      <text:p text:style-name="Horizontal_20_Line"/>
      <text:h text:style-name="Heading_20_2" text:outline-level="2">4. Relationship Between Version Control and Build Management</text:h>
      <text:p text:style-name="P14">Version control and build management are closely connected in LMS development. When developers commit changes to the repository, automated build systems validate those changes. Successful builds are versioned, tested, and prepared for release, ensuring that each LMS version is stable and traceable.</text:p>
      <text:p text:style-name="Horizontal_20_Line"/>
      <text:h text:style-name="Heading_20_2" text:outline-level="2">5. Best Practices for LMS Projects</text:h>
      <text:list xml:id="list3351112459" text:style-name="L8">
        <text:list-item>
          <text:p text:style-name="P23">Follow a well-defined branching strategy</text:p>
        </text:list-item>
        <text:list-item>
          <text:p text:style-name="P23">Perform regular code reviews</text:p>
        </text:list-item>
        <text:list-item>
          <text:p text:style-name="P23">Automate builds and testing processes</text:p>
        </text:list-item>
        <text:list-item>
          <text:p text:style-name="P23">Use meaningful version numbers and release notes</text:p>
        </text:list-item>
        <text:list-item>
          <text:p text:style-name="P23">Secure repositories and build pipelines</text:p>
        </text:list-item>
        <text:list-item>
          <text:p text:style-name="P23">Keep build configurations well-documented</text:p>
        </text:list-item>
      </text:list>
      <text:p text:style-name="P16"><text:soft-page-break/></text:p>
      <text:h text:style-name="Heading_20_2" text:outline-level="2">6. Challenges and Solutions</text:h>
      <text:h text:style-name="Heading_20_3" text:outline-level="3">Challenges</text:h>
      <text:list xml:id="list241555809" text:style-name="L9">
        <text:list-item>
          <text:p text:style-name="P24">Conflicts caused by simultaneous code changes</text:p>
        </text:list-item>
        <text:list-item>
          <text:p text:style-name="P24">Inconsistent dependencies across environments</text:p>
        </text:list-item>
        <text:list-item>
          <text:p text:style-name="P24">Slow build times in large LMS projects</text:p>
        </text:list-item>
      </text:list>
      <text:h text:style-name="Heading_20_3" text:outline-level="3">Solutions</text:h>
      <text:list xml:id="list3192454225" text:style-name="L10">
        <text:list-item>
          <text:p text:style-name="P25">Encourage small and frequent commits</text:p>
        </text:list-item>
        <text:list-item>
          <text:p text:style-name="P25">Lock and document dependencies</text:p>
        </text:list-item>
        <text:list-item>
          <text:p text:style-name="P25">Break the LMS into modular components</text:p>
        </text:list-item>
        <text:list-item>
          <text:p text:style-name="P25">Optimize and scale build pipelines</text:p>
        </text:list-item>
      </text:list>
      <text:p text:style-name="Horizontal_20_Line"/>
      <text:h text:style-name="Heading_20_2" text:outline-level="2">7. Conclusion</text:h>
      <text:p text:style-name="P14">Version control and build management are essential practices for developing and maintaining a Learning Management System. They help teams collaborate efficiently, reduce errors, and deliver reliable updates. By applying structured version control strategies and automated build processes, organizations can ensure that their LMS remains robust, secure, and adaptable to changing educational requirements.</text:p>
      <text:h text:style-name="P17" text:outline-level="2">8. Release Management in Learning Management System Development</text:h>
      <text:h text:style-name="Heading_20_3" text:outline-level="3">8.1 Meaning and Scope of Release Management</text:h>
      <text:p text:style-name="P15"><text:span text:style-name="T15">Release management</text:span><text:span text:style-name="T17"> </text:span><text:span text:style-name="T15">is the process of managing, planning, scheduling and controlling a software build through different stages and environments; it includes testing and deploying </text:span><text:span text:style-name="T16">software releases</text:span><text:span text:style-name="T15">.</text:span> In an <text:soft-page-break/>LMS, release management governs how new features such as online quizzes, attendance tracking, reporting tools, or security updates are introduced into the live system. The main objective is to deliver value to users while maintaining system stability and minimizing operational risks.</text:p>
      <text:p text:style-name="Text_20_body"><text:span text:style-name="T14">Unlike development activities that focus on creating features, release management focuses on </text:span><text:span text:style-name="Emphasis"><text:span text:style-name="T14">when</text:span></text:span><text:span text:style-name="T14">, </text:span><text:span text:style-name="Emphasis"><text:span text:style-name="T14">how</text:span></text:span><text:span text:style-name="T14">, and </text:span><text:span text:style-name="Emphasis"><text:span text:style-name="T14">under what conditions</text:span></text:span><text:span text:style-name="T14"> those features are made available to instructors, students, and administrators.</text:span></text:p>
      <text:h text:style-name="Heading_20_3" text:outline-level="3">8.2 Importance of Release Management in an LMS Environment</text:h>
      <text:p text:style-name="P14">An LMS operates within a highly time-sensitive academic environment. Activities such as examinations, assignment submissions, and grading depend on system availability. Poorly timed or unmanaged releases can result in system outages, loss of data, or user frustration. Effective release management:</text:p>
      <text:list xml:id="list3077636692" text:style-name="L11">
        <text:list-item>
          <text:p text:style-name="P26">Prevents disruption during academic sessions</text:p>
        </text:list-item>
        <text:list-item>
          <text:p text:style-name="P26">Ensures predictable and well-communicated updates</text:p>
        </text:list-item>
        <text:list-item>
          <text:p text:style-name="P26">Improves trust among users and stakeholders</text:p>
        </text:list-item>
        <text:list-item>
          <text:p text:style-name="P26">Supports long-term system maintainability</text:p>
        </text:list-item>
      </text:list>
      <text:p text:style-name="P14">Because LMS users may range from technical administrators to non-technical students, release stability and clarity are essential.</text:p>
      <text:h text:style-name="Heading_20_3" text:outline-level="3">8.3 Release Planning and Coordination</text:h>
      <text:p text:style-name="P14">Release planning involves identifying the content of a release, defining priorities, allocating resources, and setting deployment schedules. In LMS projects, planning often considers institutional calendars to avoid releases during critical periods such as examinations or enrollment deadlines.</text:p>
      <text:p text:style-name="P14">Coordination between developers, testers, system administrators, and academic stakeholders ensures that releases meet both technical and educational requirements.</text:p>
      <text:h text:style-name="Heading_20_3" text:outline-level="3"><text:soft-page-break/>8.4 Types of Releases in LMS Projects</text:h>
      <text:p text:style-name="P14">LMS release management typically handles multiple release categories:</text:p>
      <text:list xml:id="list2266165554" text:style-name="L12">
        <text:list-item>
          <text:p text:style-name="P34"><text:span text:style-name="Strong_20_Emphasis"><text:span text:style-name="T14">Major Releases:</text:span></text:span><text:span text:style-name="T14"> Introduce significant functional or architectural changes, such as a new assessment engine or redesigned user interface</text:span></text:p>
        </text:list-item>
        <text:list-item>
          <text:p text:style-name="P34"><text:span text:style-name="Strong_20_Emphasis"><text:span text:style-name="T14">Minor Releases:</text:span></text:span><text:span text:style-name="T14"> Provide enhancements, optimizations, or additional features</text:span></text:p>
        </text:list-item>
        <text:list-item>
          <text:p text:style-name="P34"><text:span text:style-name="Strong_20_Emphasis"><text:span text:style-name="T14">Maintenance or Patch Releases:</text:span></text:span><text:span text:style-name="T14"> Address bugs, performance issues, or security vulnerabilities</text:span></text:p>
        </text:list-item>
      </text:list>
      <text:p text:style-name="P14">Each type follows different levels of testing, approval, and communication.</text:p>
      <text:h text:style-name="Heading_20_3" text:outline-level="3">8.5 Deployment, Monitoring, and Rollback</text:h>
      <text:p text:style-name="P14">Before deployment, releases are validated in staging environments that closely resemble production systems. After deployment, system behavior is monitored to detect errors or performance issues. Rollback plans are prepared to restore earlier stable versions if unexpected problems occur, ensuring continuity of LMS services.</text:p>
      <text:p text:style-name="Horizontal_20_Line"/>
      <text:h text:style-name="Heading_20_2" text:outline-level="2">9. Change Management in Learning Management System Development</text:h>
      <text:h text:style-name="Heading_20_3" text:outline-level="3">9.1 Definition and Purpose of Change Management</text:h>
      <text:p text:style-name="P14">Change management is the SCM process that controls how modifications to software, configurations, and documentation are requested, evaluated, approved, and implemented. In an LMS, changes may arise due to new academic policies, security threats, or technological upgrades. The goal is to introduce changes without compromising system integrity.</text:p>
      <text:p text:style-name="P14">Change management ensures that every modification is intentional, justified, and traceable.</text:p>
      <text:h text:style-name="Heading_20_3" text:outline-level="3"><text:soft-page-break/>9.2 Sources of Change in an LMS</text:h>
      <text:p text:style-name="P14">Changes in an LMS originate from various sources, including:</text:p>
      <text:list xml:id="list4151105870" text:style-name="L13">
        <text:list-item>
          <text:p text:style-name="P27">Requests from instructors or students</text:p>
        </text:list-item>
        <text:list-item>
          <text:p text:style-name="P27">Institutional or regulatory requirements</text:p>
        </text:list-item>
        <text:list-item>
          <text:p text:style-name="P27">Technology upgrades and integrations</text:p>
        </text:list-item>
        <text:list-item>
          <text:p text:style-name="P27">Bug reports and performance issues</text:p>
        </text:list-item>
        <text:list-item>
          <text:p text:style-name="P27">Security audits and compliance checks</text:p>
        </text:list-item>
      </text:list>
      <text:p text:style-name="P14">Managing these requests systematically prevents uncontrolled growth and instability.</text:p>
      <text:h text:style-name="Heading_20_3" text:outline-level="3">9.3 Change Request and Impact Evaluation</text:h>
      <text:p text:style-name="P14">Each change begins with a formal request that describes the proposed modification and its purpose. Impact evaluation examines:</text:p>
      <text:list xml:id="list3828607327" text:style-name="L14">
        <text:list-item>
          <text:p text:style-name="P28">Technical complexity</text:p>
        </text:list-item>
        <text:list-item>
          <text:p text:style-name="P28">Effects on existing LMS features</text:p>
        </text:list-item>
        <text:list-item>
          <text:p text:style-name="P28">Risks to data integrity and availability</text:p>
        </text:list-item>
        <text:list-item>
          <text:p text:style-name="P28">Time and resource requirements</text:p>
        </text:list-item>
      </text:list>
      <text:p text:style-name="P14">This step is critical in an LMS, where even small changes can affect thousands of users.</text:p>
      <text:h text:style-name="Heading_20_3" text:outline-level="3">9.4 Approval, Implementation, and Tracking</text:h>
      <text:p text:style-name="P14">Only approved changes are implemented. Once approved, developers implement changes using version control systems, ensuring that every modification is logged and traceable. Build and testing tools validate the change before it is included in a release.</text:p>
      <text:p text:style-name="P14">Tracking mechanisms link change requests to code commits, test results, and deployed releases, creating a complete audit trail.</text:p>
      <text:h text:style-name="Heading_20_3" text:outline-level="3"><text:soft-page-break/>9.5 Documentation and Communication of Changes</text:h>
      <text:p text:style-name="P14">Proper documentation is essential in LMS change management. Updated system manuals, user guides, and release notes help users understand changes and adapt quickly. Clear communication reduces confusion and support requests after deployment.</text:p>
      <text:h text:style-name="Heading_20_3" text:outline-level="3">9.6 Benefits of Effective Change Management</text:h>
      <text:list xml:id="list2605691533" text:style-name="L15">
        <text:list-item>
          <text:p text:style-name="P29">Prevents unauthorized or risky changes</text:p>
        </text:list-item>
        <text:list-item>
          <text:p text:style-name="P29">Improves system reliability and predictability</text:p>
        </text:list-item>
        <text:list-item>
          <text:p text:style-name="P29">Enhances collaboration among technical and academic teams</text:p>
        </text:list-item>
        <text:list-item>
          <text:p text:style-name="P29">Supports compliance and auditing requirements</text:p>
        </text:list-item>
      </text:list>
      <text:p text:style-name="Horizontal_20_Line"/>
      <text:h text:style-name="Heading_20_2" text:outline-level="2">10. Integration of SCM Components in LMS Development</text:h>
      <text:p text:style-name="Text_20_body"><text:span text:style-name="T14">Software Configuration Management integrates version control, build management, release management, and change management into a unified framework. In LMS development, these components work together to ensure that changes are controlled, builds are reliable, releases are stable, and the system evolves in a structured manner. This integration is essential for managing the complexity of large-scale educational platforms.</text:span></text:p>
      <text:p text:style-name="Horizontal_20_Line"/>
      <text:h text:style-name="Heading_20_2" text:outline-level="2">11. Final Conclusion</text:h>
      <text:p text:style-name="P14">Software Configuration Management is essential for the successful development and maintenance of a Learning Management System. Version control and build management handle technical consistency, while release management and change management ensure controlled delivery and evolution of the system. By applying all SCM components effectively, organizations can maintain a secure, scalable, and reliable <text:soft-page-break/>LMS that meets changing educational demands while minimizing risk and disruption.</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Poppins" svg:font-family="Poppins, sans-serif"/>
    <style:font-face style:name="sans-serif" svg:font-family="sans-serif"/>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635cm" fo:margin-bottom="0.141cm" loext:contextual-spacing="false" fo:keep-together="always" fo:keep-with-next="always"/>
      <style:text-properties fo:color="#365f91" style:font-name="Cambria" fo:font-family="Cambria" style:font-family-generic="roman" style:font-pitch="variable" fo:font-size="20pt"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loext:contextual-spacing="false" fo:keep-together="always" fo:keep-with-next="always"/>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loext:contextual-spacing="false" fo:keep-together="always" fo:keep-with-next="always"/>
      <style:text-properties fo:color="#365f91"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loext:contextual-spacing="false" fo:keep-together="always" fo:keep-with-next="always"/>
      <style:text-properties fo:color="#365f91"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loext:contextual-spacing="false" fo:keep-together="always" fo:keep-with-next="always"/>
      <style:text-properties fo:color="#365f91"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95959"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595959"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keep-together="always" fo:keep-with-next="always"/>
      <style:text-properties fo:color="#272727"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fo:keep-together="always" fo:keep-with-next="always"/>
      <style:text-properties fo:color="#272727"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loext:contextual-spacing="true" fo:line-height="100%"/>
      <style:text-properties style:font-name="Cambria" fo:font-family="Cambria"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95959" fo:font-size="14pt" fo:letter-spacing="0.026cm"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365f91" fo:border-bottom="0.51pt solid #365f91"/>
      <style:text-properties fo:color="#365f91"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20pt"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_20_Char" style:display-name="Heading 3 Char" style:family="text" style:parent-style-name="Default_20_Paragraph_20_Font">
      <style:text-properties fo:color="#365f91"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_20_Char" style:display-name="Heading 4 Char" style:family="text" style:parent-style-name="Default_20_Paragraph_20_Font">
      <style:text-properties fo:color="#365f91"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365f91"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595959"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595959"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8_20_Char" style:display-name="Heading 8 Char" style:family="text" style:parent-style-name="Default_20_Paragraph_20_Font">
      <style:text-properties fo:color="#272727"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9_20_Char" style:display-name="Heading 9 Char" style:family="text" style:parent-style-name="Default_20_Paragraph_20_Font">
      <style:text-properties fo:color="#272727"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95959" fo:font-size="14pt" fo:letter-spacing="0.026cm"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365f91" fo:font-style="italic" style:font-style-asian="italic" style:font-style-complex="italic"/>
    </style:style>
    <style:style style:name="Intense_20_Quote_20_Char" style:display-name="Intense Quote Char" style:family="text" style:parent-style-name="Default_20_Paragraph_20_Font">
      <style:text-properties fo:color="#365f91" fo:font-style="italic" style:font-style-asian="italic" style:font-style-complex="italic"/>
    </style:style>
    <style:style style:name="Intense_20_Reference" style:display-name="Intense Reference" style:family="text" style:parent-style-name="Default_20_Paragraph_20_Font">
      <style:text-properties fo:font-variant="small-caps" fo:color="#365f91" fo:letter-spacing="0.009cm"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464cm" fo:margin-top="0cm" fo:margin-bottom="0cm" table:align="center"/>
    </style:style>
    <style:style style:name="Table2.A" style:family="table-column">
      <style:table-column-properties style:column-width="18.464cm"/>
    </style:style>
    <style:style style:name="Table2.1" style:family="table-row">
      <style:table-row-properties style:min-row-height="2.244cm" fo:keep-together="auto"/>
    </style:style>
    <style:style style:name="Table2.A1" style:family="table-cell">
      <style:table-cell-properties fo:padding-left="0.191cm" fo:padding-right="0.191cm" fo:padding-top="0cm" fo:padding-bottom="0cm" fo:border="0.5pt solid #000000"/>
    </style:style>
    <style:style style:name="Table1" style:family="table">
      <style:table-properties style:width="17.224cm" fo:margin-top="0cm" fo:margin-bottom="0cm" table:align="center" style:may-break-between-rows="false" style:writing-mode="lr-tb"/>
    </style:style>
    <style:style style:name="Table1.A" style:family="table-column">
      <style:table-column-properties style:column-width="2.409cm"/>
    </style:style>
    <style:style style:name="Table1.B" style:family="table-column">
      <style:table-column-properties style:column-width="12.779cm"/>
    </style:style>
    <style:style style:name="Table1.C" style:family="table-column">
      <style:table-column-properties style:column-width="2.036cm"/>
    </style:style>
    <style:style style:name="Table1.1" style:family="table-row">
      <style:table-row-properties style:min-row-height="1.423cm" fo:keep-together="always"/>
    </style:style>
    <style:style style:name="Table1.A1" style:family="table-cell">
      <style:table-cell-properties fo:padding-left="0.191cm" fo:padding-right="0.191cm" fo:padding-top="0cm" fo:padding-bottom="0cm" fo:border="0.5pt solid #ffffff"/>
    </style:style>
    <style:style style:name="Table3" style:family="table">
      <style:table-properties style:width="18.503cm" fo:margin-left="-1.259cm" fo:margin-top="0cm" fo:margin-bottom="0cm" table:align="left" style:writing-mode="lr-tb"/>
    </style:style>
    <style:style style:name="Table3.A" style:family="table-column">
      <style:table-column-properties style:column-width="6.249cm"/>
    </style:style>
    <style:style style:name="Table3.B" style:family="table-column">
      <style:table-column-properties style:column-width="6.003cm"/>
    </style:style>
    <style:style style:name="Table3.C" style:family="table-column">
      <style:table-column-properties style:column-width="6.25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MP1" style:family="paragraph" style:parent-style-name="Header">
      <style:paragraph-properties fo:margin-top="0.423cm" fo:margin-bottom="0cm" loext:contextual-spacing="false" fo:text-align="center" style:justify-single-word="false"/>
      <style:text-properties fo:font-size="12pt" fo:language="en" fo:country="US" fo:font-weight="bold" style:font-size-asian="12pt" style:font-weight-asian="bold" style:font-name-complex="Calibri1" style:font-size-complex="12pt" style:font-weight-complex="bold"/>
    </style:style>
    <style:style style:name="MP2" style:family="paragraph" style:parent-style-name="Header">
      <style:text-properties fo:font-size="12pt" style:font-size-asian="12pt" style:font-size-complex="12pt"/>
    </style:style>
    <style:style style:name="MP3"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MP4"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MP5" style:family="paragraph" style:parent-style-name="Standard">
      <style:paragraph-properties fo:margin-top="0cm" fo:margin-bottom="0cm" loext:contextual-spacing="false" fo:line-height="100%" fo:text-align="center" style:justify-single-word="false" fo:orphans="0" fo:widows="0" fo:padding="0cm" fo:border="none"/>
      <style:text-properties fo:font-variant="small-caps" fo:color="#000000" style:font-name="Aptos Display" fo:font-size="18pt" fo:font-weight="bold" style:font-name-asian="Cambria1" style:font-size-asian="18pt" style:font-weight-asian="bold" style:font-name-complex="Cambria1" style:font-size-complex="18pt"/>
    </style:style>
    <style:style style:name="MP6" style:family="paragraph" style:parent-style-name="Standard">
      <style:paragraph-properties fo:margin-top="0cm" fo:margin-bottom="0cm" loext:contextual-spacing="false" fo:line-height="100%" fo:text-align="center" style:justify-single-word="false" fo:orphans="0" fo:widows="0" fo:padding="0cm" fo:border="none"/>
      <style:text-properties fo:color="#000000" style:font-name="Aptos Display" fo:font-size="7pt" style:font-name-asian="Cambria1" style:font-size-asian="7pt" style:font-name-complex="Cambria1" style:font-size-complex="7pt"/>
    </style:style>
    <style:style style:name="MP7" style:family="paragraph" style:parent-style-name="Standard">
      <style:paragraph-properties fo:margin-top="0cm" fo:margin-bottom="0cm" loext:contextual-spacing="false" fo:line-height="100%" fo:text-align="center" style:justify-single-word="false" fo:orphans="0" fo:widows="0" fo:padding="0cm" fo:border="none"/>
    </style:style>
    <style:style style:name="MP8" style:family="paragraph" style:parent-style-name="Standard">
      <style:paragraph-properties fo:margin-top="0cm" fo:margin-bottom="0cm" loext:contextual-spacing="false" fo:line-height="100%" fo:text-align="center" style:justify-single-word="false" fo:orphans="0" fo:widows="0" fo:padding="0cm" fo:border="none"/>
      <style:text-properties fo:color="#000000" style:font-name="Aptos Display" fo:font-size="8pt" style:font-name-asian="Cambria1" style:font-size-asian="8pt" style:font-name-complex="Cambria1" style:font-size-complex="8pt"/>
    </style:style>
    <style:style style:name="MP9" style:family="paragraph" style:parent-style-name="Standard">
      <style:paragraph-properties fo:margin-top="0cm" fo:margin-bottom="0cm" loext:contextual-spacing="false" fo:line-height="100%" fo:text-align="center" style:justify-single-word="false" fo:orphans="0" fo:widows="0" fo:padding="0cm" fo:border="none"/>
      <style:text-properties style:font-name="Aptos Display" fo:font-size="15pt" style:font-name-asian="Cambria1" style:font-size-asian="15pt" style:font-name-complex="Cambria1" style:font-size-complex="15pt"/>
    </style:style>
    <style:style style:name="MP10" style:family="paragraph" style:parent-style-name="Standard">
      <style:paragraph-properties fo:margin-top="0cm" fo:margin-bottom="0cm" loext:contextual-spacing="false" fo:line-height="100%" fo:orphans="0" fo:widows="0" fo:padding="0cm" fo:border="none"/>
    </style:style>
    <style:style style:name="MP11" style:family="paragraph" style:parent-style-name="Standard">
      <style:paragraph-properties fo:margin-top="0cm" fo:margin-bottom="0cm" loext:contextual-spacing="false" fo:line-height="100%">
        <style:tab-stops>
          <style:tab-stop style:position="5.463cm"/>
        </style:tab-stops>
      </style:paragraph-properties>
    </style:style>
    <style:style style:name="MP12" style:family="paragraph" style:parent-style-name="Standard">
      <style:paragraph-properties fo:margin-top="0cm" fo:margin-bottom="0cm" loext:contextual-spacing="false" fo:line-height="100%">
        <style:tab-stops>
          <style:tab-stop style:position="5.463cm"/>
        </style:tab-stops>
      </style:paragraph-properties>
      <style:text-properties officeooo:paragraph-rsid="0017ad29"/>
    </style:style>
    <style:style style:name="MP13"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MT1" style:family="text">
      <style:text-properties fo:font-size="10pt" fo:language="en" fo:country="US" style:font-size-asian="10pt" style:font-size-complex="10pt"/>
    </style:style>
    <style:style style:name="MT2" style:family="text">
      <style:text-properties fo:font-size="9pt" fo:language="en" fo:country="US" style:font-size-asian="9pt" style:font-size-complex="9pt"/>
    </style:style>
    <style:style style:name="MT3" style:family="text">
      <style:text-properties fo:font-size="8pt" fo:language="en" fo:country="US" style:font-size-asian="8pt" style:font-size-complex="8pt"/>
    </style:style>
    <style:style style:name="MT4" style:family="text">
      <style:text-properties fo:font-size="10pt" fo:font-weight="bold" style:font-size-asian="10pt" style:font-weight-asian="bold" style:font-size-complex="10pt" style:font-weight-complex="bold"/>
    </style:style>
    <style:style style:name="MT5" style:family="text">
      <style:text-properties fo:font-size="10pt" style:font-size-asian="10pt" style:font-size-complex="10pt"/>
    </style:style>
    <style:style style:name="MT6" style:family="text">
      <style:text-properties fo:color="#000000" style:font-name="Aptos Display" fo:font-size="7pt" style:font-name-asian="Cambria1" style:font-size-asian="7pt" style:font-name-complex="Cambria1" style:font-size-complex="7pt"/>
    </style:style>
    <style:style style:name="MT7" style:family="text">
      <style:text-properties style:font-name="Aptos Display" fo:font-size="7pt" style:font-name-asian="Cambria1" style:font-size-asian="7pt" style:font-name-complex="Cambria1" style:font-size-complex="7pt"/>
    </style:style>
    <style:style style:name="MT8" style:family="text">
      <style:text-properties fo:font-size="10pt" fo:language="en" fo:country="US" fo:font-weight="bold" style:font-size-asian="10pt" style:font-weight-asian="bold" style:font-size-complex="10pt" style:font-weight-complex="bold"/>
    </style:style>
    <style:style style:name="MT9" style:family="text">
      <style:text-properties fo:font-size="10pt" fo:language="en" fo:country="US" fo:font-weight="bold" officeooo:rsid="00260bdf" style:font-size-asian="10pt" style:font-weight-asian="bold" style:font-size-complex="10pt" style:font-weight-complex="bold"/>
    </style:style>
    <style:style style:name="MT10" style:family="text">
      <style:text-properties fo:font-size="10pt" fo:language="en" fo:country="US" fo:font-weight="bold" officeooo:rsid="0017ad29" style:font-size-asian="10pt" style:font-weight-asian="bold" style:font-size-complex="10pt" style:font-weight-complex="bold"/>
    </style:style>
    <style:style style:name="MT11" style:family="text">
      <style:text-properties fo:font-size="10pt" fo:language="en" fo:country="US" fo:font-weight="bold" officeooo:rsid="001b3cc9" style:font-size-asian="10pt" style:font-weight-asian="bold" style:font-size-complex="10pt" style:font-weight-complex="bold"/>
    </style:style>
    <style:style style:name="MT12" style:family="text">
      <style:text-properties fo:font-size="10pt" fo:language="en" fo:country="US" fo:font-weight="bold" officeooo:rsid="001cd001"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847cm" fo:margin-left="0.847cm" fo:margin-right="0.847cm" fo:border-top="none" fo:border-bottom="0.51pt solid #17365d" fo:border-left="0.51pt solid #17365d" fo:border-right="0.51pt solid #17365d" fo:padding-top="0cm" fo:padding-bottom="0.385cm" fo:padding-left="1.676cm" fo:padding-right="1.676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0.847cm" fo:margin-left="0.847cm" fo:margin-right="0.847cm" fo:border-top="none" fo:border-bottom="0.51pt solid #17365d" fo:border-left="0.51pt solid #17365d" fo:border-right="0.51pt solid #17365d" fo:padding-top="0cm" fo:padding-bottom="1.134cm" fo:padding-left="1.134cm" fo:padding-right="1.13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row table:style-name="Table2.1">
            <table:table-cell table:style-name="Table2.A1" office:value-type="string">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MP4"><draw:frame draw:style-name="Mfr1" draw:name="Picture 4" text:anchor-type="char" svg:x="-0.212cm" svg:y="0.132cm" svg:width="2.028cm" svg:height="1.067cm" draw:z-index="19"><draw:image xlink:href="Pictures/10000200000001DC000000A6EC8D300C9CB9B74F.png" xlink:type="simple" xlink:show="embed" xlink:actuate="onLoad" loext:mime-type="image/png"/><svg:desc>C:\Users\user\Pictures\nitteimg-footer.png</svg:desc></draw:frame></text:p>
                    </table:table-cell>
                    <table:table-cell table:style-name="Table1.A1" office:value-type="string">
                      <text:p text:style-name="MP5">Nitte Meenakshi Institute of Technology</text:p>
                      <text:p text:style-name="MP6">(AN AUTONOMOUS INSTITUTION )</text:p>
                      <text:p text:style-name="MP7"><text:span text:style-name="MT6">APPROVED AND </text:span><text:span text:style-name="MT7">ACCREDITED</text:span><text:span text:style-name="MT6"> BY AICTE ,AFFILIATED TO VISVESVARAYA TECHNOLOGICAL UNIVERSITY, </text:span></text:p>
                      <text:p text:style-name="MP8">PB NO. 6429, YELAHANKA, BANGALORE 560-064, KARNATAKA</text:p>
                      <text:p text:style-name="MP9">Department of Information Science and Engineering</text:p>
                    </table:table-cell>
                    <table:table-cell table:style-name="Table1.A1" office:value-type="string">
                      <text:p text:style-name="MP10"><draw:frame draw:style-name="Mfr2" draw:name="Picture 3" text:anchor-type="as-char" svg:width="2.028cm" svg:height="1.958cm" draw:z-index="9"><draw:image xlink:href="Pictures/10000000000000850000008D10EC6D4679C65316.jpg" xlink:type="simple" xlink:show="embed" xlink:actuate="onLoad" loext:mime-type="image/jpeg"/><svg:desc>http://www.nmit.ac.in/Images/logo.jpg</svg:desc></draw:frame><text:bookmark text:name="_Hlk191643481"/></text:p>
                    </table:table-cell>
                  </table:table-row>
                </table:table-header-rows>
              </table:table>
              <text:p text:style-name="MP3"/>
            </table:table-cell>
          </table:table-row>
        </table:table>
        <text:p text:style-name="MP1">SOFTWARE ENGINEERING LABORATORY (22IS43) TASK EXECUTION SHEE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1"><text:span text:style-name="MT8">Name:</text:span><text:span text:style-name="MT9">Raghu Nayaka A L</text:span></text:p>
            </table:table-cell>
            <table:table-cell table:style-name="Table3.A1" office:value-type="string">
              <text:p text:style-name="MP11"><text:span text:style-name="MT8">USN: </text:span><text:span text:style-name="MT10">1NT24IS1</text:span><text:span text:style-name="MT9">67</text:span></text:p>
            </table:table-cell>
            <table:table-cell table:style-name="Table3.A1" office:value-type="string">
              <text:p text:style-name="MP11"><text:span text:style-name="MT8">Date: </text:span><text:span text:style-name="MT9">9</text:span><text:span text:style-name="MT10">/0</text:span><text:span text:style-name="MT11">2</text:span><text:span text:style-name="MT10">/2026</text:span></text:p>
            </table:table-cell>
          </table:table-row>
          <table:table-row table:style-name="Table3.1">
            <table:table-cell table:style-name="Table3.A1" office:value-type="string">
              <text:p text:style-name="MP11"><text:span text:style-name="MT8">Lab Activity # / Task #: </text:span><text:span text:style-name="MT11">2</text:span></text:p>
            </table:table-cell>
            <table:table-cell table:style-name="Table3.A1" office:value-type="string">
              <text:p text:style-name="MP12"><text:span text:style-name="MT8">Document name: </text:span><text:span text:style-name="MT9">Raghu Nayaka A L</text:span></text:p>
            </table:table-cell>
            <table:table-cell table:style-name="Table3.A1" office:value-type="string">
              <text:p text:style-name="MP12"><text:span text:style-name="MT8">Submitted details: </text:span><text:span text:style-name="MT9">9</text:span><text:span text:style-name="MT10">/0</text:span><text:span text:style-name="MT12">2</text:span><text:span text:style-name="MT10">/2026</text:span></text:p>
              <text:p text:style-name="MP13"/>
            </table:table-cell>
          </table:table-row>
        </table:table>
        <text:p text:style-name="MP2"/>
      </style:header>
      <style:footer>
        <text:p text:style-name="Footer"><text:span text:style-name="MT1">SE_Lab-Activity Document (Ref: </text:span><text:bookmark-start text:name="_Hlk191643895"/><text:span text:style-name="MT2">SE_Lab-Manual</text:span><text:bookmark-end text:name="_Hlk191643895"/><text:span text:style-name="MT2">_28Feb25-V_1.0</text:span><text:span text:style-name="MT3">d) <text:s text:c="44"/></text:span><text:span text:style-name="MT1"><text:tab/>Page</text:span><text:span text:style-name="MT4"> </text:span><text:span text:style-name="MT4"><text:page-number text:select-page="current">10</text:page-number></text:span><text:span text:style-name="MT5"><text:s/>of </text:span><text:span text:style-name="MT4"><text:page-count>10</text:page-count></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lachandra A</meta:initial-creator>
    <meta:editing-cycles>9</meta:editing-cycles>
    <meta:creation-date>2026-01-22T04:51:00</meta:creation-date>
    <dc:date>2026-02-16T09:31:37.546655507</dc:date>
    <meta:editing-duration>PT43M59S</meta:editing-duration>
    <meta:generator>LibreOffice/6.4.7.2$Linux_X86_64 LibreOffice_project/40$Build-2</meta:generator>
    <meta:document-statistic meta:table-count="3" meta:image-count="2" meta:object-count="0" meta:page-count="10" meta:paragraph-count="148" meta:word-count="1675" meta:character-count="11980" meta:non-whitespace-character-count="10468"/>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